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10.12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908cm"/>
    </style:style>
    <style:style style:name="co6" style:family="table-column">
      <style:table-column-properties fo:break-before="auto" style:column-width="3.0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fo:color="#ff3300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3333ff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cccc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9966cc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fo:color="#3333ff"/>
    </style:style>
    <style:style style:name="ce10" style:family="table-cell" style:parent-style-name="Default" style:data-style-name="N100">
      <style:text-properties fo:color="#00cc00"/>
    </style:style>
    <style:style style:name="ce11" style:family="table-cell" style:parent-style-name="Default" style:data-style-name="N100">
      <style:text-properties fo:color="#00cccc"/>
    </style:style>
    <style:style style:name="ce12" style:family="table-cell" style:parent-style-name="Default" style:data-style-name="N100">
      <style:text-properties fo:color="#9966cc"/>
    </style:style>
    <style:style style:name="ce13" style:family="table-cell" style:parent-style-name="Default">
      <style:table-cell-properties fo:wrap-option="wrap"/>
      <style:text-properties fo:color="#3333ff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9966cc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fo:color="#ff3300"/>
    </style:style>
    <style:style style:name="ce17" style:family="table-cell" style:parent-style-name="Default" style:data-style-name="N100">
      <style:text-properties fo:color="#ff3300" style:text-underline-style="solid" style:text-underline-width="auto" style:text-und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ext-properties fo:color="#ff3300"/>
    </style:style>
    <style:style style:name="ce20" style:family="table-cell" style:parent-style-name="Default" style:data-style-name="N84">
      <style:text-properties fo:color="#3333ff"/>
    </style:style>
    <style:style style:name="ce21" style:family="table-cell" style:parent-style-name="Default" style:data-style-name="N84">
      <style:text-properties fo:color="#00cc00"/>
    </style:style>
    <style:style style:name="ce22" style:family="table-cell" style:parent-style-name="Default" style:data-style-name="N84">
      <style:text-properties fo:color="#00cccc"/>
    </style:style>
    <style:style style:name="ce23" style:family="table-cell" style:parent-style-name="Default" style:data-style-name="N84">
      <style:text-properties fo:color="#9966cc"/>
    </style:style>
    <style:style style:name="ce24" style:family="table-cell" style:parent-style-name="Default">
      <style:table-cell-properties fo:wrap-option="wrap"/>
      <style:text-properties fo:color="#ff3300" style:text-outline="false" style:text-line-through-styl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ff3300"/>
    </style:style>
    <style:style style:name="ce26" style:family="table-cell" style:parent-style-name="Default">
      <style:text-properties fo:color="#3333ff"/>
    </style:style>
    <style:style style:name="ce27" style:family="table-cell" style:parent-style-name="Default">
      <style:text-properties fo:color="#00cc00"/>
    </style:style>
    <style:style style:name="ce28" style:family="table-cell" style:parent-style-name="Default">
      <style:text-properties fo:color="#00cccc"/>
    </style:style>
    <style:style style:name="ce29" style:family="table-cell" style:parent-style-name="Default">
      <style:text-properties fo:color="#9966cc"/>
    </style:style>
  </office:automatic-styles>
  <office:body>
    <office:spreadsheet>
      <table:table table:name="DOCUMEN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ce3"/>
        <table:table-column table:style-name="co3" table:number-columns-repeated="1020" table:default-cell-style-name="Default"/>
        <table:table-row table:style-name="ro1">
          <table:table-cell office:value-type="float" office:value="104222">
            <text:p>104222</text:p>
          </table:table-cell>
          <table:table-cell office:value-type="string">
            <text:p>AUDITORIA – DCTO SIM MOVTO</text:p>
          </table:table-cell>
          <table:table-cell office:value-type="date" office:date-value="2020-08-03">
            <text:p>2020-08-03</text:p>
          </table:table-cell>
          <table:table-cell office:value-type="string">
            <text:p>1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3">
            <text:p>104223</text:p>
          </table:table-cell>
          <table:table-cell office:value-type="string">
            <text:p>AUDITORIA – DCTO SIM MOVTO</text:p>
          </table:table-cell>
          <table:table-cell office:value-type="date" office:date-value="2020-08-03">
            <text:p>2020-08-03</text:p>
          </table:table-cell>
          <table:table-cell office:value-type="string">
            <text:p>1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4">
            <text:p>104224</text:p>
          </table:table-cell>
          <table:table-cell office:value-type="string">
            <text:p>AUDITORIA – DCTO SIM MOVTO</text:p>
          </table:table-cell>
          <table:table-cell office:value-type="date" office:date-value="2020-08-03">
            <text:p>2020-08-03</text:p>
          </table:table-cell>
          <table:table-cell office:value-type="string">
            <text:p>1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5">
            <text:p>104225</text:p>
          </table:table-cell>
          <table:table-cell office:value-type="string">
            <text:p>AUDITORIA – DCTO SIM MOVTO</text:p>
          </table:table-cell>
          <table:table-cell office:value-type="date" office:date-value="2020-08-03">
            <text:p>2020-08-03</text:p>
          </table:table-cell>
          <table:table-cell office:value-type="string">
            <text:p>1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">
            <text:p>104226</text:p>
          </table:table-cell>
          <table:table-cell table:style-name="ce1" office:value-type="string">
            <text:p>NO AFECTABLES MOV. SIN VALOR.</text:p>
          </table:table-cell>
          <table:table-cell office:value-type="date" office:date-value="2020-08-03">
            <text:p>2020-08-03</text:p>
          </table:table-cell>
          <table:table-cell office:value-type="string">
            <text:p>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7">
            <text:p>104227</text:p>
          </table:table-cell>
          <table:table-cell table:style-name="ce1" office:value-type="string">
            <text:p>DEBITOS DIFERENTE CREDITOS</text:p>
          </table:table-cell>
          <table:table-cell office:value-type="date" office:date-value="2020-08-03">
            <text:p>2020-08-03</text:p>
          </table:table-cell>
          <table:table-cell office:value-type="string">
            <text:p>15000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8">
            <text:p>104228</text:p>
          </table:table-cell>
          <table:table-cell table:style-name="ce1" office:value-type="string">
            <text:p>DEBITOS DIFERENTE CREDITOS</text:p>
          </table:table-cell>
          <table:table-cell office:value-type="date" office:date-value="2020-08-03">
            <text:p>2020-08-03</text:p>
          </table:table-cell>
          <table:table-cell office:value-type="string">
            <text:p>500000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9">
            <text:p>104229</text:p>
          </table:table-cell>
          <table:table-cell table:style-name="ce1" office:value-type="string">
            <text:p>MOVIMIENTOS SIN TERCE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0">
            <text:p>104230</text:p>
          </table:table-cell>
          <table:table-cell table:style-name="ce1" office:value-type="string">
            <text:p>MOVIMIENTOS SIN TERCE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1">
            <text:p>104231</text:p>
          </table:table-cell>
          <table:table-cell table:style-name="ce1" office:value-type="string">
            <text:p>MOVIMIENTOS CON TERCERO INNECESSARIO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">
            <text:p>104232</text:p>
          </table:table-cell>
          <table:table-cell table:style-name="ce1" office:value-type="string">
            <text:p>MOVIMIENTOS CON TERCERO INNECESSARIO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3">
            <text:p>104233</text:p>
          </table:table-cell>
          <table:table-cell table:style-name="ce1" office:value-type="string">
            <text:p>MOVIMIENTOS SIN CENT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4">
            <text:p>104234</text:p>
          </table:table-cell>
          <table:table-cell table:style-name="ce1" office:value-type="string">
            <text:p>MOVIMIENTOS SIN CENT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5">
            <text:p>104235</text:p>
          </table:table-cell>
          <table:table-cell table:style-name="ce1" office:value-type="string">
            <text:p>MOVIMIENTOS SIN CENT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6">
            <text:p>104236</text:p>
          </table:table-cell>
          <table:table-cell table:style-name="ce1" office:value-type="string">
            <text:p>MOVIMIENTOS SIN CENTRO – SIN VALOR</text:p>
          </table:table-cell>
          <table:table-cell office:value-type="date" office:date-value="2020-08-03">
            <text:p>2020-08-03</text:p>
          </table:table-cell>
          <table:table-cell office:value-type="string">
            <text:p>1.00</text:p>
          </table:table-cell>
          <table:table-cell office:value-type="string">
            <text:p><text:s/>RC</text:p>
          </table:table-cell>
          <table:table-cell office:value-type="string">
            <text:p><text:s/>AC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IMIENTOS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2">
          <table:table-cell table:style-name="ce1" table:number-columns-repeated="3"/>
          <table:table-cell table:number-columns-repeated="2"/>
          <table:table-cell table:style-name="ce18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PRUBA AUDITORIA</text:p>
          </table:table-cell>
          <table:table-cell table:number-columns-repeated="2" table:style-name="ce16" office:value-type="string">
            <text:p>0.00</text:p>
          </table:table-cell>
          <table:table-cell table:style-name="ce19" office:value-type="date" office:date-value="2020-08-03">
            <text:p>2020-08-03</text:p>
          </table:table-cell>
          <table:table-cell table:style-name="ce4" office:value-type="float" office:value="104226">
            <text:p>104226</text:p>
          </table:table-cell>
          <table:table-cell table:style-name="ce4" office:value-type="string">
            <text:p>R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05">
            <text:p>1105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.</text:p>
          </table:table-cell>
          <table:table-cell table:style-name="ce25" table:number-columns-repeated="101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NO AFECTABLES MOV. SIN VALOR.</text:p>
          </table:table-cell>
          <table:table-cell table:number-columns-repeated="2" table:style-name="ce16" office:value-type="string">
            <text:p>0.00</text:p>
          </table:table-cell>
          <table:table-cell table:style-name="ce19" office:value-type="date" office:date-value="2020-08-03">
            <text:p>2020-08-03</text:p>
          </table:table-cell>
          <table:table-cell table:style-name="ce4" office:value-type="float" office:value="104226">
            <text:p>104226</text:p>
          </table:table-cell>
          <table:table-cell table:style-name="ce4" office:value-type="string">
            <text:p>R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4205">
            <text:p>144205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.</text:p>
          </table:table-cell>
          <table:table-cell table:style-name="ce25" table:number-columns-repeated="101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NO AFECTABLES MOV. SIN VALOR.</text:p>
          </table:table-cell>
          <table:table-cell table:number-columns-repeated="2" table:style-name="ce16" office:value-type="string">
            <text:p>0.00</text:p>
          </table:table-cell>
          <table:table-cell table:style-name="ce19" office:value-type="date" office:date-value="2020-08-03">
            <text:p>2020-08-03</text:p>
          </table:table-cell>
          <table:table-cell table:style-name="ce4" office:value-type="float" office:value="104226">
            <text:p>104226</text:p>
          </table:table-cell>
          <table:table-cell table:style-name="ce4" office:value-type="string">
            <text:p>R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16595">
            <text:p>416595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.</text:p>
          </table:table-cell>
          <table:table-cell table:style-name="ce25" table:number-columns-repeated="101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NO AFECTABLES MOV. SIN VALOR.</text:p>
          </table:table-cell>
          <table:table-cell table:number-columns-repeated="2" table:style-name="ce16" office:value-type="string">
            <text:p>0.00</text:p>
          </table:table-cell>
          <table:table-cell table:style-name="ce19" office:value-type="date" office:date-value="2020-08-03">
            <text:p>2020-08-03</text:p>
          </table:table-cell>
          <table:table-cell table:style-name="ce4" office:value-type="float" office:value="104226">
            <text:p>104226</text:p>
          </table:table-cell>
          <table:table-cell table:style-name="ce4" office:value-type="string">
            <text:p>R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5518">
            <text:p>165518</text:p>
          </table:table-cell>
          <table:table-cell table:style-name="ce4" office:value-type="string">
            <text:p>AC</text:p>
          </table:table-cell>
          <table:table-cell table:style-name="ce24" office:value-type="float" office:value="89003207">
            <text:p>89003207</text:p>
          </table:table-cell>
          <table:table-cell table:style-name="ce25"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500000.00</text:p>
          </table:table-cell>
          <table:table-cell table:style-name="ce1" office:value-type="string">
            <text:p>DEBITOS DIFERENTE A CREDITOS</text:p>
          </table:table-cell>
          <table:table-cell office:value-type="string">
            <text:p>0.00</text:p>
          </table:table-cell>
          <table:table-cell office:value-type="string">
            <text:p>1500000.00</text:p>
          </table:table-cell>
          <table:table-cell table:style-name="ce2" office:value-type="date" office:date-value="2020-08-03">
            <text:p>2020-08-03</text:p>
          </table:table-cell>
          <table:table-cell table:style-name="ce1" office:value-type="float" office:value="104227">
            <text:p>104227</text:p>
          </table:table-cell>
          <table:table-cell table:style-name="ce1" office:value-type="string">
            <text:p>R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505">
            <text:p>110505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.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000000.00</text:p>
          </table:table-cell>
          <table:table-cell table:style-name="ce1" office:value-type="string">
            <text:p>DEBITOS DIFERENTE A CREDITOS</text:p>
          </table:table-cell>
          <table:table-cell office:value-type="string">
            <text:p>1000000.00</text:p>
          </table:table-cell>
          <table:table-cell office:value-type="string">
            <text:p>0.00</text:p>
          </table:table-cell>
          <table:table-cell table:style-name="ce2" office:value-type="date" office:date-value="2020-08-03">
            <text:p>2020-08-03</text:p>
          </table:table-cell>
          <table:table-cell table:style-name="ce1" office:value-type="float" office:value="104227">
            <text:p>104227</text:p>
          </table:table-cell>
          <table:table-cell table:style-name="ce1" office:value-type="string">
            <text:p>R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4205001">
            <text:p>144205001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.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500000.00</text:p>
          </table:table-cell>
          <table:table-cell table:style-name="ce1" office:value-type="string">
            <text:p>DEBITOS DIFERENTE A CREDITOS</text:p>
          </table:table-cell>
          <table:table-cell office:value-type="string">
            <text:p>0.00</text:p>
          </table:table-cell>
          <table:table-cell office:value-type="string">
            <text:p>500000.00</text:p>
          </table:table-cell>
          <table:table-cell table:style-name="ce2" office:value-type="date" office:date-value="2020-08-03">
            <text:p>2020-08-03</text:p>
          </table:table-cell>
          <table:table-cell table:style-name="ce1" office:value-type="float" office:value="104228">
            <text:p>104228</text:p>
          </table:table-cell>
          <table:table-cell table:style-name="ce1" office:value-type="string">
            <text:p>R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505">
            <text:p>110505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.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400000.00</text:p>
          </table:table-cell>
          <table:table-cell table:style-name="ce1" office:value-type="string">
            <text:p>DEBITOS DIFERENTE A CREDITOS</text:p>
          </table:table-cell>
          <table:table-cell office:value-type="string">
            <text:p>400000.00</text:p>
          </table:table-cell>
          <table:table-cell office:value-type="string">
            <text:p>0.00</text:p>
          </table:table-cell>
          <table:table-cell table:style-name="ce2" office:value-type="date" office:date-value="2020-08-03">
            <text:p>2020-08-03</text:p>
          </table:table-cell>
          <table:table-cell table:style-name="ce1" office:value-type="float" office:value="104228">
            <text:p>104228</text:p>
          </table:table-cell>
          <table:table-cell table:style-name="ce1" office:value-type="string">
            <text:p>R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5518001">
            <text:p>165518001</text:p>
          </table:table-cell>
          <table:table-cell table:style-name="ce1" office:value-type="string">
            <text:p>AC</text:p>
          </table:table-cell>
          <table:table-cell table:style-name="ce1" office:value-type="float" office:value="89003207">
            <text:p>89003207</text:p>
          </table:table-cell>
          <table:table-cell table:number-columns-repeated="10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1.00</text:p>
          </table:table-cell>
          <table:table-cell table:style-name="ce5" office:value-type="string">
            <text:p>MOVIMIENTOS SIN TERCERO -. SIN VALOR</text:p>
          </table:table-cell>
          <table:table-cell table:number-columns-repeated="2" table:style-name="ce17" office:value-type="string">
            <text:p>0.00</text:p>
          </table:table-cell>
          <table:table-cell table:style-name="ce20" office:value-type="date" office:date-value="2020-08-03">
            <text:p>2020-08-03</text:p>
          </table:table-cell>
          <table:table-cell table:style-name="ce5" office:value-type="float" office:value="104229">
            <text:p>104229</text:p>
          </table:table-cell>
          <table:table-cell table:style-name="ce5" office:value-type="string">
            <text:p>R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5518001">
            <text:p>165518001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.</text:p>
          </table:table-cell>
          <table:table-cell table:style-name="ce26" table:number-columns-repeated="101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9" office:value-type="string">
            <text:p>1.00</text:p>
          </table:table-cell>
          <table:table-cell table:style-name="ce5" office:value-type="string">
            <text:p>MOVIMIENTOS SIN TERCERO -. SIN VALOR</text:p>
          </table:table-cell>
          <table:table-cell table:number-columns-repeated="2" table:style-name="ce17" office:value-type="string">
            <text:p>0.00</text:p>
          </table:table-cell>
          <table:table-cell table:style-name="ce20" office:value-type="date" office:date-value="2020-08-03">
            <text:p>2020-08-03</text:p>
          </table:table-cell>
          <table:table-cell table:style-name="ce5" office:value-type="float" office:value="104229">
            <text:p>104229</text:p>
          </table:table-cell>
          <table:table-cell table:style-name="ce5" office:value-type="string">
            <text:p>R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5010002">
            <text:p>415010002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.</text:p>
          </table:table-cell>
          <table:table-cell table:style-name="ce26" table:number-columns-repeated="10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1.00</text:p>
          </table:table-cell>
          <table:table-cell table:style-name="ce5" office:value-type="string">
            <text:p>MOVIMIENTOS SIN TERCERO -. SIN VALOR</text:p>
          </table:table-cell>
          <table:table-cell table:number-columns-repeated="2" table:style-name="ce17" office:value-type="string">
            <text:p>0.00</text:p>
          </table:table-cell>
          <table:table-cell table:style-name="ce20" office:value-type="date" office:date-value="2020-08-03">
            <text:p>2020-08-03</text:p>
          </table:table-cell>
          <table:table-cell table:style-name="ce5" office:value-type="float" office:value="104230">
            <text:p>104230</text:p>
          </table:table-cell>
          <table:table-cell table:style-name="ce5" office:value-type="string">
            <text:p>R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5518001">
            <text:p>165518001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.</text:p>
          </table:table-cell>
          <table:table-cell table:style-name="ce26" table:number-columns-repeated="101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9" office:value-type="string">
            <text:p>1.00</text:p>
          </table:table-cell>
          <table:table-cell table:style-name="ce13" office:value-type="string">
            <text:p>MOVIMIENTOS SIN TERCERO -. SIN VALOR</text:p>
          </table:table-cell>
          <table:table-cell table:number-columns-repeated="2" table:style-name="ce17" office:value-type="string">
            <text:p>0.00</text:p>
          </table:table-cell>
          <table:table-cell table:style-name="ce20" office:value-type="date" office:date-value="2020-08-03">
            <text:p>2020-08-03</text:p>
          </table:table-cell>
          <table:table-cell table:style-name="ce5" office:value-type="float" office:value="104230">
            <text:p>104230</text:p>
          </table:table-cell>
          <table:table-cell table:style-name="ce5" office:value-type="string">
            <text:p>R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15010002">
            <text:p>415010002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.</text:p>
          </table:table-cell>
          <table:table-cell table:style-name="ce26" table:number-columns-repeated="101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office:value-type="string">
            <text:p>1.00</text:p>
          </table:table-cell>
          <table:table-cell table:style-name="ce6" office:value-type="string">
            <text:p>MOVIMIENTOS CON TERCERO INNECESSARIO</text:p>
          </table:table-cell>
          <table:table-cell table:style-name="ce10" office:value-type="string">
            <text:p>0.00</text:p>
          </table:table-cell>
          <table:table-cell table:style-name="ce10" office:value-type="string">
            <text:p>1.00</text:p>
          </table:table-cell>
          <table:table-cell table:style-name="ce21" office:value-type="date" office:date-value="2020-08-03">
            <text:p>2020-08-03</text:p>
          </table:table-cell>
          <table:table-cell table:style-name="ce6" office:value-type="float" office:value="104231">
            <text:p>104231</text:p>
          </table:table-cell>
          <table:table-cell table:style-name="ce6" office:value-type="string">
            <text:p>RC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0505">
            <text:p>110505</text:p>
          </table:table-cell>
          <table:table-cell table:style-name="ce6" office:value-type="string">
            <text:p>AC</text:p>
          </table:table-cell>
          <table:table-cell table:style-name="ce6" office:value-type="float" office:value="89003207">
            <text:p>89003207</text:p>
          </table:table-cell>
          <table:table-cell table:style-name="ce27" table:number-columns-repeated="1012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office:value-type="string">
            <text:p>1.00</text:p>
          </table:table-cell>
          <table:table-cell table:style-name="ce6" office:value-type="string">
            <text:p>MOVIMIENTOS CON TERCERO INNECESSARIO</text:p>
          </table:table-cell>
          <table:table-cell table:style-name="ce10" office:value-type="string">
            <text:p>1.00</text:p>
          </table:table-cell>
          <table:table-cell table:style-name="ce10" office:value-type="string">
            <text:p>0.00</text:p>
          </table:table-cell>
          <table:table-cell table:style-name="ce21" office:value-type="date" office:date-value="2020-08-03">
            <text:p>2020-08-03</text:p>
          </table:table-cell>
          <table:table-cell table:style-name="ce6" office:value-type="float" office:value="104231">
            <text:p>104231</text:p>
          </table:table-cell>
          <table:table-cell table:style-name="ce6" office:value-type="string">
            <text:p>RC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0505">
            <text:p>110505</text:p>
          </table:table-cell>
          <table:table-cell table:style-name="ce6" office:value-type="string">
            <text:p>AC</text:p>
          </table:table-cell>
          <table:table-cell table:style-name="ce6" office:value-type="float" office:value="89003207">
            <text:p>89003207</text:p>
          </table:table-cell>
          <table:table-cell table:style-name="ce27" table:number-columns-repeated="101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office:value-type="string">
            <text:p>1.00</text:p>
          </table:table-cell>
          <table:table-cell table:style-name="ce14" office:value-type="string">
            <text:p>MOVIMIENTOS CON TERCERO INNECESSARIO</text:p>
          </table:table-cell>
          <table:table-cell table:style-name="ce10" office:value-type="string">
            <text:p>0.00</text:p>
          </table:table-cell>
          <table:table-cell table:style-name="ce10" office:value-type="string">
            <text:p>1.00</text:p>
          </table:table-cell>
          <table:table-cell table:style-name="ce21" office:value-type="date" office:date-value="2020-08-03">
            <text:p>2020-08-03</text:p>
          </table:table-cell>
          <table:table-cell table:style-name="ce6" office:value-type="float" office:value="104232">
            <text:p>104232</text:p>
          </table:table-cell>
          <table:table-cell table:style-name="ce6" office:value-type="string">
            <text:p>RC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0505">
            <text:p>110505</text:p>
          </table:table-cell>
          <table:table-cell table:style-name="ce6" office:value-type="string">
            <text:p>AC</text:p>
          </table:table-cell>
          <table:table-cell table:style-name="ce6" office:value-type="float" office:value="89003207">
            <text:p>89003207</text:p>
          </table:table-cell>
          <table:table-cell table:style-name="ce27" table:number-columns-repeated="1012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office:value-type="string">
            <text:p>1.00</text:p>
          </table:table-cell>
          <table:table-cell table:style-name="ce6" office:value-type="string">
            <text:p>MOVIMIENTOS CON TERCERO INNECESSARIO</text:p>
          </table:table-cell>
          <table:table-cell table:style-name="ce10" office:value-type="string">
            <text:p>1.00</text:p>
          </table:table-cell>
          <table:table-cell table:style-name="ce10" office:value-type="string">
            <text:p>0.00</text:p>
          </table:table-cell>
          <table:table-cell table:style-name="ce21" office:value-type="date" office:date-value="2020-08-03">
            <text:p>2020-08-03</text:p>
          </table:table-cell>
          <table:table-cell table:style-name="ce6" office:value-type="float" office:value="104232">
            <text:p>104232</text:p>
          </table:table-cell>
          <table:table-cell table:style-name="ce6" office:value-type="string">
            <text:p>RC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0505">
            <text:p>110505</text:p>
          </table:table-cell>
          <table:table-cell table:style-name="ce6" office:value-type="string">
            <text:p>AC</text:p>
          </table:table-cell>
          <table:table-cell table:style-name="ce6" office:value-type="float" office:value="89003207">
            <text:p>89003207</text:p>
          </table:table-cell>
          <table:table-cell table:style-name="ce27"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string">
            <text:p>1.00</text:p>
          </table:table-cell>
          <table:table-cell table:style-name="ce7" office:value-type="string">
            <text:p>MOVIMIENTOS SIN CENTRO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22" office:value-type="date" office:date-value="2020-08-03">
            <text:p>2020-08-03</text:p>
          </table:table-cell>
          <table:table-cell table:style-name="ce7" office:value-type="float" office:value="104233">
            <text:p>104233</text:p>
          </table:table-cell>
          <table:table-cell table:style-name="ce7" office:value-type="string">
            <text:p>RC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505">
            <text:p>11050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.</text:p>
          </table:table-cell>
          <table:table-cell table:style-name="ce28" table:number-columns-repeated="101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string">
            <text:p>1.00</text:p>
          </table:table-cell>
          <table:table-cell table:style-name="ce7" office:value-type="string">
            <text:p>MOVIMIENTOS SIN CENTRO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22" office:value-type="date" office:date-value="2020-08-03">
            <text:p>2020-08-03</text:p>
          </table:table-cell>
          <table:table-cell table:style-name="ce7" office:value-type="float" office:value="104233">
            <text:p>104233</text:p>
          </table:table-cell>
          <table:table-cell table:style-name="ce7" office:value-type="string">
            <text:p>RC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505">
            <text:p>11050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.</text:p>
          </table:table-cell>
          <table:table-cell table:style-name="ce28" table:number-columns-repeated="101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string">
            <text:p>1.00</text:p>
          </table:table-cell>
          <table:table-cell table:style-name="ce7" office:value-type="string">
            <text:p>MOVIMIENTOS SIN CENTRO</text:p>
          </table:table-cell>
          <table:table-cell table:style-name="ce11" office:value-type="string">
            <text:p>0.00</text:p>
          </table:table-cell>
          <table:table-cell table:style-name="ce11" office:value-type="string">
            <text:p>1.00</text:p>
          </table:table-cell>
          <table:table-cell table:style-name="ce22" office:value-type="date" office:date-value="2020-08-03">
            <text:p>2020-08-03</text:p>
          </table:table-cell>
          <table:table-cell table:style-name="ce7" office:value-type="float" office:value="104234">
            <text:p>104234</text:p>
          </table:table-cell>
          <table:table-cell table:style-name="ce7" office:value-type="string">
            <text:p>RC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505">
            <text:p>11050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.</text:p>
          </table:table-cell>
          <table:table-cell table:style-name="ce28" table:number-columns-repeated="101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string">
            <text:p>1.00</text:p>
          </table:table-cell>
          <table:table-cell table:style-name="ce7" office:value-type="string">
            <text:p>MOVIMIENTOS SIN CENTRO</text:p>
          </table:table-cell>
          <table:table-cell table:style-name="ce11" office:value-type="string">
            <text:p>1.00</text:p>
          </table:table-cell>
          <table:table-cell table:style-name="ce11" office:value-type="string">
            <text:p>0.00</text:p>
          </table:table-cell>
          <table:table-cell table:style-name="ce22" office:value-type="date" office:date-value="2020-08-03">
            <text:p>2020-08-03</text:p>
          </table:table-cell>
          <table:table-cell table:style-name="ce7" office:value-type="float" office:value="104234">
            <text:p>104234</text:p>
          </table:table-cell>
          <table:table-cell table:style-name="ce7" office:value-type="string">
            <text:p>RC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505">
            <text:p>110505</text:p>
          </table:table-cell>
          <table:table-cell table:style-name="ce7" office:value-type="string">
            <text:p>AC</text:p>
          </table:table-cell>
          <table:table-cell table:style-name="ce7" office:value-type="string">
            <text:p>.</text:p>
          </table:table-cell>
          <table:table-cell table:style-name="ce28" table:number-columns-repeated="101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2" office:value-type="string">
            <text:p>1.00</text:p>
          </table:table-cell>
          <table:table-cell table:style-name="ce8" office:value-type="string">
            <text:p>MOVIMIENTOS CON CENTRO INNECESSARIO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23" office:value-type="date" office:date-value="2020-08-03">
            <text:p>2020-08-03</text:p>
          </table:table-cell>
          <table:table-cell table:style-name="ce8" office:value-type="float" office:value="104235">
            <text:p>104235</text:p>
          </table:table-cell>
          <table:table-cell table:style-name="ce8" office:value-type="string">
            <text:p>RC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0505">
            <text:p>11050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.</text:p>
          </table:table-cell>
          <table:table-cell table:style-name="ce29" table:number-columns-repeated="101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2" office:value-type="string">
            <text:p>1.00</text:p>
          </table:table-cell>
          <table:table-cell table:style-name="ce8" office:value-type="string">
            <text:p>MOVIMIENTOS CON CENTRO INNECESSARIO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3" office:value-type="date" office:date-value="2020-08-03">
            <text:p>2020-08-03</text:p>
          </table:table-cell>
          <table:table-cell table:style-name="ce8" office:value-type="float" office:value="104235">
            <text:p>104235</text:p>
          </table:table-cell>
          <table:table-cell table:style-name="ce8" office:value-type="string">
            <text:p>RC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0505">
            <text:p>11050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.</text:p>
          </table:table-cell>
          <table:table-cell table:style-name="ce29" table:number-columns-repeated="101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2" office:value-type="string">
            <text:p>1.00</text:p>
          </table:table-cell>
          <table:table-cell table:style-name="ce15" office:value-type="string">
            <text:p>MOVIMIENTOS CON CENTRO INNECESSARIO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23" office:value-type="date" office:date-value="2020-08-03">
            <text:p>2020-08-03</text:p>
          </table:table-cell>
          <table:table-cell table:style-name="ce8" office:value-type="float" office:value="104236">
            <text:p>104236</text:p>
          </table:table-cell>
          <table:table-cell table:style-name="ce8" office:value-type="string">
            <text:p>RC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0505">
            <text:p>11050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.</text:p>
          </table:table-cell>
          <table:table-cell table:style-name="ce29" table:number-columns-repeated="101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2" office:value-type="string">
            <text:p>1.00</text:p>
          </table:table-cell>
          <table:table-cell table:style-name="ce8" office:value-type="string">
            <text:p>MOVIMIENTOS CON CENTRO INNECESSARIO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3" office:value-type="date" office:date-value="2020-08-03">
            <text:p>2020-08-03</text:p>
          </table:table-cell>
          <table:table-cell table:style-name="ce8" office:value-type="float" office:value="104236">
            <text:p>104236</text:p>
          </table:table-cell>
          <table:table-cell table:style-name="ce8" office:value-type="string">
            <text:p>RC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0505">
            <text:p>110505</text:p>
          </table:table-cell>
          <table:table-cell table:style-name="ce8" office:value-type="string">
            <text:p>AC</text:p>
          </table:table-cell>
          <table:table-cell table:style-name="ce8" office:value-type="string">
            <text:p>.</text:p>
          </table:table-cell>
          <table:table-cell table:style-name="ce29"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9:0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castañeda</meta:initial-creator>
    <meta:creation-date>2020-11-26T12:22:13.05</meta:creation-date>
    <dc:date>2020-11-26T19:02:41.25</dc:date>
    <dc:creator>sergio castañeda</dc:creator>
    <meta:editing-duration>PT5H8M15S</meta:editing-duration>
    <meta:editing-cycles>7</meta:editing-cycles>
    <meta:generator>OpenOffice/4.1.7$Win32 OpenOffice.org_project/417m1$Build-9800</meta:generator>
    <meta:document-statistic meta:table-count="3" meta:cell-count="408" meta:object-count="0"/>
  </office:meta>
</office:document-meta>
</file>